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956" calcext:value-type="float">
            <text:p>9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md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tish Ku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u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hmed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dik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ushik Bas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ndra Fadn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ramanian Swa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drababu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hant Bhus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damb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pil Si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mukh Ad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iv Baj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 Rukh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ohar Parrik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nath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yush G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ma Swar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in Gadk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undhara Ra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i Shankar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an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ulam Nabi Az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aram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lu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awa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hilesh Yad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een Patna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hash Cha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ad Pa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likarjun K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 Jethmal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jay Ru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esh Prab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ik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adm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r Abdu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k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jit D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vind Subrama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vind Panagari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m Zai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esh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ndhati Bhattachar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im Prem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ul Rohat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at Koh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mir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n Jo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an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an Bhagw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od 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tya 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dish Bhagwa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 Dre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nab Mukherj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aram Yechu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ard Nix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ton Fried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 Bernan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ovanni Sarto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dan Nileka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esh Sha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 Girou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 Dy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an Ill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jay Mall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nab Mukherj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a Dravida Munnetra Kazhag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m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ad Yada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j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H. Se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. Panneerselv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m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. Murali Kum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. Rama Mohana Ra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war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shi Tharo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eev Gow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lative" table:style-name="ta1">
        <table:shapes>
          <draw:frame draw:z-index="0" draw:style-name="gr1" draw:text-style-name="P1" svg:width="314.85mm" svg:height="205.96mm" svg:x="108.3mm" svg:y="0.6mm">
            <loext:p draw:notify-on-update-of-ranges="Relative.A2:Relative.A21 Relative.E2:Relative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table:formula="of:=[.C2]/347" office:value-type="float" office:value="0.305475504322766" calcext:value-type="float">
            <text:p>0.30547550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rendra Modi</text:p>
          </table:table-cell>
          <table:table-cell table:formula="of:=[.F2]/116" office:value-type="float" office:value="0.491379310344828" calcext:value-type="float">
            <text:p>0.49137931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table:formula="of:=[.C3]/347" office:value-type="float" office:value="0.184438040345821" calcext:value-type="float">
            <text:p>0.18443804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un Jaitley</text:p>
          </table:table-cell>
          <table:table-cell table:formula="of:=[.F3]/116" office:value-type="float" office:value="0.163793103448276" calcext:value-type="float">
            <text:p>0.16379310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table:formula="of:=[.C4]/347" office:value-type="float" office:value="0.106628242074928" calcext:value-type="float">
            <text:p>0.1066282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vi Shankar Prasad</text:p>
          </table:table-cell>
          <table:table-cell table:formula="of:=[.F4]/116" office:value-type="float" office:value="0.0603448275862069" calcext:value-type="float">
            <text:p>0.06034482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table:formula="of:=[.C5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hilesh Yadav</text:p>
          </table:table-cell>
          <table:table-cell table:formula="of:=[.F5]/116" office:value-type="float" office:value="0.0431034482758621" calcext:value-type="float">
            <text:p>0.0431034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mdev</text:p>
          </table:table-cell>
          <table:table-cell table:formula="of:=[.C6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h Javadekar</text:p>
          </table:table-cell>
          <table:table-cell table:formula="of:=[.F6]/116" office:value-type="float" office:value="0.0344827586206897" calcext:value-type="float">
            <text:p>0.0344827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table:formula="of:=[.C7]/347" office:value-type="float" office:value="0.037463976945245" calcext:value-type="float">
            <text:p>0.0374639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ish Kumar</text:p>
          </table:table-cell>
          <table:table-cell table:formula="of:=[.F7]/116" office:value-type="float" office:value="0.0258620689655172" calcext:value-type="float">
            <text:p>0.025862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tish Kumar</text:p>
          </table:table-cell>
          <table:table-cell table:formula="of:=[.C8]/347" office:value-type="float" office:value="0.031700288184438" calcext:value-type="float">
            <text:p>0.0317002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awati</text:p>
          </table:table-cell>
          <table:table-cell table:formula="of:=[.F8]/116" office:value-type="float" office:value="0.0258620689655172" calcext:value-type="float">
            <text:p>0.025862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table:formula="of:=[.C9]/347" office:value-type="float" office:value="0.0288184438040346" calcext:value-type="float">
            <text:p>0.0288184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ndra Fadnavis</text:p>
          </table:table-cell>
          <table:table-cell table:formula="of:=[.F9]/116" office:value-type="float" office:value="0.0172413793103448" calcext:value-type="float">
            <text:p>0.0172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table:formula="of:=[.C10]/347" office:value-type="float" office:value="0.0230547550432277" calcext:value-type="float">
            <text:p>0.023054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esh Ambani</text:p>
          </table:table-cell>
          <table:table-cell table:formula="of:=[.F10]/116" office:value-type="float" office:value="0.0172413793103448" calcext:value-type="float">
            <text:p>0.0172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hmed Patel</text:p>
          </table:table-cell>
          <table:table-cell table:formula="of:=[.C11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inder</text:p>
          </table:table-cell>
          <table:table-cell table:formula="of:=[.F11]/116" office:value-type="float" office:value="0.0172413793103448" calcext:value-type="float">
            <text:p>0.0172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dik Patel</text:p>
          </table:table-cell>
          <table:table-cell table:formula="of:=[.C12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jit Patel</text:p>
          </table:table-cell>
          <table:table-cell table:formula="of:=[.F12]/116" office:value-type="float" office:value="0.0172413793103448" calcext:value-type="float">
            <text:p>0.0172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ushik Basu</text:p>
          </table:table-cell>
          <table:table-cell table:formula="of:=[.C13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dan Nilekani</text:p>
          </table:table-cell>
          <table:table-cell table:formula="of:=[.F13]/116" office:value-type="float" office:value="0.0172413793103448" calcext:value-type="float">
            <text:p>0.0172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table:formula="of:=[.C14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veen Patnaik</text:p>
          </table:table-cell>
          <table:table-cell table:formula="of:=[.F14]/116" office:value-type="float" office:value="0.00862068965517241" calcext:value-type="float">
            <text:p>0.00862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ndra Fadnavis</text:p>
          </table:table-cell>
          <table:table-cell table:formula="of:=[.C15]/347" office:value-type="float" office:value="0.0172910662824208" calcext:value-type="float">
            <text:p>0.0172910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mukh Adhia</text:p>
          </table:table-cell>
          <table:table-cell table:formula="of:=[.F15]/116" office:value-type="float" office:value="0.00862068965517241" calcext:value-type="float">
            <text:p>0.00862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table:formula="of:=[.C16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vind Kejriwal</text:p>
          </table:table-cell>
          <table:table-cell table:formula="of:=[.F16]/116" office:value-type="float" office:value="0.00862068965517241" calcext:value-type="float">
            <text:p>0.00862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ramanian Swamy</text:p>
          </table:table-cell>
          <table:table-cell table:formula="of:=[.C17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u Prasad</text:p>
          </table:table-cell>
          <table:table-cell table:formula="of:=[.F17]/116" office:value-type="float" office:value="0.00862068965517241" calcext:value-type="float">
            <text:p>0.00862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drababu Naidu</text:p>
          </table:table-cell>
          <table:table-cell table:formula="of:=[.C18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ghubar Das</text:p>
          </table:table-cell>
          <table:table-cell table:formula="of:=[.F18]/116" office:value-type="float" office:value="0.00862068965517241" calcext:value-type="float">
            <text:p>0.00862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hant Bhushan</text:p>
          </table:table-cell>
          <table:table-cell table:formula="of:=[.C19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jay Shekhar Sharma</text:p>
          </table:table-cell>
          <table:table-cell table:formula="of:=[.F19]/116" office:value-type="float" office:value="0.00862068965517241" calcext:value-type="float">
            <text:p>0.00862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dambaram</text:p>
          </table:table-cell>
          <table:table-cell table:formula="of:=[.C20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yush Goyal</text:p>
          </table:table-cell>
          <table:table-cell table:formula="of:=[.F20]/116" office:value-type="float" office:value="0.00862068965517241" calcext:value-type="float">
            <text:p>0.00862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table:formula="of:=[.C21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im Sen Sehgal</text:p>
          </table:table-cell>
          <table:table-cell table:formula="of:=[.F21]/116" office:value-type="float" office:value="0.00862068965517241" calcext:value-type="float">
            <text:p>0.00862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22]/347" office:value-type="float" office:value="1" calcext:value-type="float">
            <text:p>1</text:p>
          </table:table-cell>
          <table:table-cell table:formula="of:=SUM([.C2:.C21])" office:value-type="float" office:value="347" calcext:value-type="float">
            <text:p>347</text:p>
          </table:table-cell>
          <table:table-cell office:value-type="string" calcext:value-type="string">
            <text:p>Total</text:p>
          </table:table-cell>
          <table:table-cell table:formula="of:=[.F22]/116" office:value-type="float" office:value="1" calcext:value-type="float">
            <text:p>1</text:p>
          </table:table-cell>
          <table:table-cell table:formula="of:=SUM([.F2:.F21])" office:value-type="float" office:value="116" calcext:value-type="float">
            <text:p>116</text:p>
          </table:table-cell>
        </table:table-row>
      </table:table>
      <table:named-expressions/>
      <table:database-ranges>
        <table:database-range table:name="__Anonymous_Sheet_DB__0" table:target-range-address="Total.A1:Total.F9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3:46:57.379904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9:03:47.769000000</meta:creation-date>
    <dc:date>2019-06-20T13:49:53.236239603</dc:date>
    <meta:editing-duration>PT30M28S</meta:editing-duration>
    <meta:editing-cycles>14</meta:editing-cycles>
    <meta:generator>LibreOffice/5.1.6.2$Linux_X86_64 LibreOffice_project/10m0$Build-2</meta:generator>
    <meta:document-statistic meta:table-count="2" meta:cell-count="6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9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86cm" svg:height="20.597cm" xlink:href=".." xlink:type="simple" chart:class="chart:bar" chart:style-name="ch1">
        <chart:plot-area chart:style-name="ch2" table:cell-range-address="Relative.A2:Relative.A21 Relative.E2:Relative.E21" chart:data-source-has-labels="column" svg:x="3.626cm" svg:y="0.411cm" svg:width="26.808cm" svg:height="18.233cm">
          <chartooo:coordinate-region svg:x="10.677cm" svg:y="0.411cm" svg:width="19.253cm" svg:height="17.189cm"/>
          <chart:axis chart:dimension="x" chart:name="primary-x" chart:style-name="ch3" chartooo:axis-type="auto">
            <chartooo:date-scale/>
            <chart:title svg:x="1.779cm" svg:y="12.221cm" chart:style-name="ch4">
              <text:p>Top 20 Entities</text:p>
            </chart:title>
            <chart:categories table:cell-range-address="Relative.A2:Relative.A21"/>
          </chart:axis>
          <chart:axis chart:dimension="y" chart:name="primary-y" chart:style-name="ch5">
            <chart:title svg:x="14.008cm" svg:y="18.884cm" chart:style-name="ch6">
              <text:p>Relative Coverage(By the Entity)</text:p>
            </chart:title>
            <chart:grid chart:style-name="ch7" chart:class="major"/>
          </chart:axis>
          <chart:series chart:style-name="ch8" chart:values-cell-range-address="Relative.E2:Relative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arendra Modi</text:p>
                <draw:g>
                  <svg:desc>Relative.A2:Relative.A21</svg:desc>
                </draw:g>
              </table:table-cell>
              <table:table-cell office:value-type="float" office:value="0.491379310344828">
                <text:p>0.491379310344828</text:p>
                <draw:g>
                  <svg:desc>Relative.E2:Relative.E21</svg:desc>
                </draw:g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.0603448275862069">
                <text:p>0.0603448275862069</text:p>
              </table:table-cell>
            </table:table-row>
            <table:table-row>
              <table:table-cell office:value-type="string">
                <text:p>Urjit Patel</text:p>
              </table:table-cell>
              <table:table-cell office:value-type="float" office:value="0.0431034482758621">
                <text:p>0.0431034482758621</text:p>
              </table:table-cell>
            </table:table-row>
            <table:table-row>
              <table:table-cell office:value-type="string">
                <text:p>Ramdev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.0258620689655172">
                <text:p>0.0258620689655172</text:p>
              </table:table-cell>
            </table:table-row>
            <table:table-row>
              <table:table-cell office:value-type="string">
                <text:p>Nitish Kumar</text:p>
              </table:table-cell>
              <table:table-cell office:value-type="float" office:value="0.0258620689655172">
                <text:p>0.0258620689655172</text:p>
              </table:table-cell>
            </table:table-row>
            <table:table-row>
              <table:table-cell office:value-type="string">
                <text:p>Mamata Banerjee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Arvind Kejriwal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Ahmed Patel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Hardik Patel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Kaushik Basu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Yogi Adityanath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Devendra Fadnavis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Venkaiah Naidu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Subramanian Swamy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Chandrababu Naidu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Prashant Bhushan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Chidambaram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Uddhav Thackeray</text:p>
              </table:table-cell>
              <table:table-cell office:value-type="float" office:value="0.00862068965517241">
                <text:p>0.00862068965517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